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1ac6" officeooo:paragraph-rsid="001f1ac6" style:font-size-asian="14pt" style:font-weight-asian="bold" style:font-size-complex="14pt" style:font-weight-complex="bold"/>
    </style:style>
    <style:style style:name="P2" style:family="paragraph" style:parent-style-name="Standard">
      <style:paragraph-properties fo:break-before="page"/>
      <style:text-properties fo:font-size="14pt" fo:font-weight="bold" officeooo:rsid="001f1ac6" officeooo:paragraph-rsid="001f1ac6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fo:font-size="14pt" fo:font-weight="bold" officeooo:rsid="001f1ac6" officeooo:paragraph-rsid="00251e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1ac6" officeooo:paragraph-rsid="00251e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fo:font-size="14pt" fo:font-weight="bold" officeooo:rsid="001f1ac6" officeooo:paragraph-rsid="002703c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f1ac6" officeooo:paragraph-rsid="002703c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703c9" officeooo:paragraph-rsid="002703c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1ac6" officeooo:paragraph-rsid="001f1ac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3pt" fo:font-weight="bold" officeooo:rsid="001f1ac6" officeooo:paragraph-rsid="002a6ca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f1ac6" officeooo:paragraph-rsid="002a6ca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f1ac6" officeooo:paragraph-rsid="001f1ac6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2a6ca2" officeooo:paragraph-rsid="002a6ca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2bc2dc" officeooo:paragraph-rsid="002bc2dc" style:font-size-asian="13pt" style:font-weight-asian="bold" style:font-size-complex="13pt" style:font-weight-complex="bold"/>
    </style:style>
    <style:style style:name="T1" style:family="text">
      <style:text-properties officeooo:rsid="00251e23"/>
    </style:style>
    <style:style style:name="T2" style:family="text">
      <style:text-properties officeooo:rsid="002703c9"/>
    </style:style>
    <style:style style:name="T3" style:family="text">
      <style:text-properties officeooo:rsid="002a6c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. : 1</text:p>
      <text:p text:style-name="P1">Menu Driven Binary and Linear Search</text:p>
      <text:p text:style-name="P1">Name: Ronal Shoey George</text:p>
      <text:p text:style-name="P1">Roll No.: 51</text:p>
      <text:p text:style-name="P1">Class: S3DS</text:p>
      <text:p text:style-name="P7"/>
      <text:p text:style-name="P7">#include&lt;stdio.h&gt;</text:p>
      <text:p text:style-name="P7">void linears();</text:p>
      <text:p text:style-name="P7">void binarys();</text:p>
      <text:p text:style-name="P7">void main(){</text:p>
      <text:p text:style-name="P7"><text:tab/>int c,s=0;</text:p>
      <text:p text:style-name="P7"><text:tab/>while(s==0){</text:p>
      <text:p text:style-name="P7"><text:tab/><text:tab/>printf("1.Linear Search\n2.Binary Search\n3.Exit\n");</text:p>
      <text:p text:style-name="P7"><text:tab/><text:tab/>printf("Enter Choice : ");</text:p>
      <text:p text:style-name="P7"><text:tab/><text:tab/>scanf("%d",&amp;c);</text:p>
      <text:p text:style-name="P7"><text:tab/><text:tab/>switch(c){</text:p>
      <text:p text:style-name="P7"><text:tab/><text:tab/><text:tab/>case(1):</text:p>
      <text:p text:style-name="P7"><text:tab/><text:tab/><text:tab/><text:tab/>linears();</text:p>
      <text:p text:style-name="P7"><text:tab/><text:tab/><text:tab/><text:tab/>break;</text:p>
      <text:p text:style-name="P7"><text:tab/><text:tab/><text:tab/>case(2):</text:p>
      <text:p text:style-name="P7"><text:tab/><text:tab/><text:tab/><text:tab/>binarys();</text:p>
      <text:p text:style-name="P7"><text:tab/><text:tab/><text:tab/><text:tab/>break;</text:p>
      <text:p text:style-name="P7"><text:tab/><text:tab/><text:tab/>case(3):</text:p>
      <text:p text:style-name="P7"><text:tab/><text:tab/><text:tab/><text:tab/>s=1;</text:p>
      <text:p text:style-name="P7"><text:tab/><text:tab/><text:tab/><text:tab/>break;</text:p>
      <text:p text:style-name="P7"><text:tab/><text:tab/>}</text:p>
      <text:p text:style-name="P7">}</text:p>
      <text:p text:style-name="P7">}</text:p>
      <text:p text:style-name="P7">void binarys(){</text:p>
      <text:p text:style-name="P7"><text:tab/>int i,x,n,z[100],a=0,j,y,l=0,r,mid=0;</text:p>
      <text:p text:style-name="P7"><text:tab/>printf("Enter the Number of Elements : ");</text:p>
      <text:p text:style-name="P7"><text:tab/>scanf("%d",&amp;n);</text:p>
      <text:p text:style-name="P7"><text:tab/>printf("Enter the Elements : \n");</text:p>
      <text:p text:style-name="P7"><text:tab/>for(i=0;i&lt;n;i++){</text:p>
      <text:p text:style-name="P7"><text:tab/><text:tab/>printf("Enter element %d : ",i+1);</text:p>
      <text:p text:style-name="P7"><text:tab/><text:tab/>scanf("%d",&amp;z[i]);</text:p>
      <text:p text:style-name="P7"><text:tab/>}</text:p>
      <text:p text:style-name="P7"><text:tab/>printf("Enter the element to be searched : ");</text:p>
      <text:p text:style-name="P7"><text:tab/>scanf("%d",&amp;x);</text:p>
      <text:p text:style-name="P7"><text:tab/>for (i=0;i&lt;n;i++){</text:p>
      <text:p text:style-name="P7"><text:tab/><text:tab/>for(j=0;j&lt;n;j++){</text:p>
      <text:p text:style-name="P7"><text:tab/><text:tab/><text:tab/>if (z[j-1]&gt;z[j]){</text:p>
      <text:p text:style-name="P7"><text:tab/><text:tab/><text:tab/><text:tab/>y=z[j-1];</text:p>
      <text:p text:style-name="P7"><text:tab/><text:tab/><text:tab/><text:tab/>z[j-1]=z[j];</text:p>
      <text:p text:style-name="P7"><text:tab/><text:tab/><text:tab/><text:tab/>z[j]=y;</text:p>
      <text:p text:style-name="P7"><text:soft-page-break/><text:tab/><text:tab/><text:tab/>}</text:p>
      <text:p text:style-name="P7"><text:tab/><text:tab/>}</text:p>
      <text:p text:style-name="P7"><text:tab/>}</text:p>
      <text:p text:style-name="P7"><text:tab/>printf("Elements Sorted : ");</text:p>
      <text:p text:style-name="P7"><text:tab/>for(i=0;i&lt;n;i++){</text:p>
      <text:p text:style-name="P7"><text:tab/><text:tab/>printf("%d, ",z[i]);</text:p>
      <text:p text:style-name="P7"><text:tab/>}</text:p>
      <text:p text:style-name="P7"><text:tab/>printf("\n");</text:p>
      <text:p text:style-name="P7"><text:tab/>r=n;</text:p>
      <text:p text:style-name="P7"><text:tab/>while(l&lt;=r){</text:p>
      <text:p text:style-name="P7"><text:tab/><text:tab/>mid=(r+l)/2;</text:p>
      <text:p text:style-name="P7"><text:tab/><text:tab/>if (z[mid]==x){</text:p>
      <text:p text:style-name="P7"><text:tab/><text:tab/><text:tab/>printf("Element found at Position %d\n",mid+1);</text:p>
      <text:p text:style-name="P7"><text:tab/><text:tab/><text:tab/>a=1;</text:p>
      <text:p text:style-name="P7"><text:tab/><text:tab/><text:tab/>break;</text:p>
      <text:p text:style-name="P7"><text:tab/><text:tab/>}</text:p>
      <text:p text:style-name="P7"><text:tab/><text:tab/>else if (z[mid]&lt;x){</text:p>
      <text:p text:style-name="P7"><text:tab/><text:tab/><text:tab/>l=mid+1;</text:p>
      <text:p text:style-name="P7"><text:tab/><text:tab/>}</text:p>
      <text:p text:style-name="P7"><text:tab/><text:tab/>else if (z[mid]&gt;x){</text:p>
      <text:p text:style-name="P7"><text:tab/><text:tab/><text:tab/>r=mid-1;</text:p>
      <text:p text:style-name="P7"><text:tab/><text:tab/>}</text:p>
      <text:p text:style-name="P7"><text:tab/>}</text:p>
      <text:p text:style-name="P7"><text:tab/>if (a==0){</text:p>
      <text:p text:style-name="P7"><text:tab/><text:tab/>printf("Element not Found\n");</text:p>
      <text:p text:style-name="P7"><text:tab/><text:tab/>}</text:p>
      <text:p text:style-name="P7"><text:tab/></text:p>
      <text:p text:style-name="P7">}</text:p>
      <text:p text:style-name="P7"/>
      <text:p text:style-name="P7">void linears(){</text:p>
      <text:p text:style-name="P7"><text:tab/>int i,x,n,l[100],a=0;</text:p>
      <text:p text:style-name="P7"><text:tab/>printf("Enter the Number of Elements : ");</text:p>
      <text:p text:style-name="P7"><text:tab/>scanf("%d",&amp;n);</text:p>
      <text:p text:style-name="P7"><text:tab/>printf("Enter the Elements : \n");</text:p>
      <text:p text:style-name="P7"><text:tab/>for(i=0;i&lt;n;i++){</text:p>
      <text:p text:style-name="P7"><text:tab/><text:tab/>printf("Enter element %d : ",i+1);</text:p>
      <text:p text:style-name="P7"><text:tab/><text:tab/>scanf("%d",&amp;l[i]);</text:p>
      <text:p text:style-name="P7"><text:tab/>}</text:p>
      <text:p text:style-name="P7"><text:tab/>printf("Enter the element to be searched : ");</text:p>
      <text:p text:style-name="P7"><text:tab/>scanf("%d",&amp;x);</text:p>
      <text:p text:style-name="P7"><text:tab/>for(i=0;i&lt;n;i++){</text:p>
      <text:p text:style-name="P7"><text:tab/><text:tab/>if (l[i]==x){</text:p>
      <text:p text:style-name="P7"><text:tab/><text:tab/><text:tab/>printf("Element found at Position %d\n",i+1);</text:p>
      <text:p text:style-name="P7"><text:tab/><text:tab/><text:tab/>a=1;</text:p>
      <text:p text:style-name="P7"><text:tab/><text:tab/><text:tab/>break;</text:p>
      <text:p text:style-name="P7"><text:soft-page-break/><text:tab/><text:tab/><text:tab/>}</text:p>
      <text:p text:style-name="P7"><text:tab/>if (a==0){</text:p>
      <text:p text:style-name="P7"><text:tab/><text:tab/>printf("Element not Found\n");</text:p>
      <text:p text:style-name="P7"><text:tab/><text:tab/>}</text:p>
      <text:p text:style-name="P7"><text:tab/>}</text:p>
      <text:p text:style-name="P7">}</text:p>
      <text:p text:style-name="P2">Experiment No. : 2</text:p>
      <text:p text:style-name="P1">Polynomial Menu Driven Addition</text:p>
      <text:p text:style-name="P1">Name: Ronal Shoey George</text:p>
      <text:p text:style-name="P1">Roll No.: 51</text:p>
      <text:p text:style-name="P1">Class: S3DS</text:p>
      <text:p text:style-name="P1"/>
      <text:p text:style-name="P1">#include &lt;stdio.h&gt;</text:p>
      <text:p text:style-name="P1"/>
      <text:p text:style-name="P1">struct poly{</text:p>
      <text:p text:style-name="P1"><text:tab/>int e;</text:p>
      <text:p text:style-name="P1"><text:tab/>int c;</text:p>
      <text:p text:style-name="P1">};</text:p>
      <text:p text:style-name="P1"/>
      <text:p text:style-name="P1"/>
      <text:p text:style-name="P1"/>
      <text:p text:style-name="P1">void read(struct poly *p,int *n);</text:p>
      <text:p text:style-name="P1">void display(struct poly *p,int n);</text:p>
      <text:p text:style-name="P1">void sort(struct poly *p,int n);</text:p>
      <text:p text:style-name="P1">int add(struct poly *p,struct poly *q,struct poly *r,int n,int m );</text:p>
      <text:p text:style-name="P1"/>
      <text:p text:style-name="P1">void read(struct poly *p,int *n){</text:p>
      <text:p text:style-name="P1"><text:tab/>printf("Enter Number of Terms : ");</text:p>
      <text:p text:style-name="P1"><text:tab/>scanf("%d",n);</text:p>
      <text:p text:style-name="P1"><text:tab/>for(int i=0; i&lt;*n;i++){</text:p>
      <text:p text:style-name="P1"><text:tab/><text:tab/>printf("Enter Coefficient : ");</text:p>
      <text:p text:style-name="P1"><text:tab/><text:tab/>scanf("%d",&amp;p[i].c);</text:p>
      <text:p text:style-name="P1"><text:tab/><text:tab/>printf("Enter Power x^ : ");</text:p>
      <text:p text:style-name="P1"><text:tab/><text:tab/>scanf("%d",&amp;p[i].e);</text:p>
      <text:p text:style-name="P1"><text:tab/><text:tab/>}</text:p>
      <text:p text:style-name="P1">}</text:p>
      <text:p text:style-name="P1"/>
      <text:p text:style-name="P1">void display(struct poly *p,int n){</text:p>
      <text:p text:style-name="P1"><text:tab/>for(int i=0; i&lt;n;i++){</text:p>
      <text:p text:style-name="P1"><text:tab/><text:tab/>if (p[i].c==0){</text:p>
      <text:p text:style-name="P1"><text:tab/><text:tab/><text:tab/>continue;</text:p>
      <text:p text:style-name="P1"><text:tab/><text:tab/><text:tab/>}</text:p>
      <text:p text:style-name="P1"><text:tab/><text:tab/>else if (p[i].e==0){</text:p>
      <text:p text:style-name="P1"><text:tab/><text:tab/><text:tab/>printf("%d",p[i].c);</text:p>
      <text:p text:style-name="P1"><text:tab/><text:tab/><text:tab/>}</text:p>
      <text:p text:style-name="P1"><text:tab/><text:tab/>else {</text:p>
      <text:p text:style-name="P1"><text:tab/><text:tab/><text:tab/>printf("%dx^%d",p[i].c,p[i].e);</text:p>
      <text:p text:style-name="P1"><text:tab/><text:tab/><text:tab/>}</text:p>
      <text:p text:style-name="P1"><text:tab/><text:tab/>if (i!=n-1){</text:p>
      <text:p text:style-name="P1"><text:tab/><text:tab/><text:tab/>printf(" + ");<text:tab/></text:p>
      <text:p text:style-name="P1"><text:tab/><text:tab/><text:tab/>}</text:p>
      <text:p text:style-name="P1"><text:soft-page-break/><text:tab/><text:tab/>}</text:p>
      <text:p text:style-name="P1">}</text:p>
      <text:p text:style-name="P1"/>
      <text:p text:style-name="P1">void sortp(struct poly *p,int n){</text:p>
      <text:p text:style-name="P1"><text:tab/>struct poly temp;</text:p>
      <text:p text:style-name="P1"><text:tab/>for (int i=0;i&lt;n-1;i++){</text:p>
      <text:p text:style-name="P1"><text:tab/><text:tab/>for(int j=0; j&lt;n-i-1;j++){</text:p>
      <text:p text:style-name="P1"><text:tab/><text:tab/><text:tab/>if (p[j].e&lt;p[j+1].e){</text:p>
      <text:p text:style-name="P1"><text:tab/><text:tab/><text:tab/><text:tab/>temp=p[j];</text:p>
      <text:p text:style-name="P1"><text:tab/><text:tab/><text:tab/><text:tab/>p[j]=p[j+1];</text:p>
      <text:p text:style-name="P1"><text:tab/><text:tab/><text:tab/><text:tab/>p[j+1]=temp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}</text:p>
      <text:p text:style-name="P1"/>
      <text:p text:style-name="P1">int add(struct poly *p,struct poly *q,struct poly *r,int n,int m ){</text:p>
      <text:p text:style-name="P1"><text:tab/>int i=0; int j=0; int k=0;</text:p>
      <text:p text:style-name="P1"><text:tab/>while(i&lt;n &amp;&amp; j&lt;m){</text:p>
      <text:p text:style-name="P1"><text:tab/><text:tab/>if (p[i].e&gt;q[j].e){</text:p>
      <text:p text:style-name="P1"><text:tab/><text:tab/><text:tab/>r[k]=p[i];</text:p>
      <text:p text:style-name="P1"><text:tab/><text:tab/><text:tab/>i++;k++;</text:p>
      <text:p text:style-name="P1"><text:tab/><text:tab/><text:tab/>}</text:p>
      <text:p text:style-name="P1"><text:tab/><text:tab/>else if (p[i].e&lt;q[j].e){</text:p>
      <text:p text:style-name="P1"><text:tab/><text:tab/><text:tab/>r[k]=q[j];</text:p>
      <text:p text:style-name="P1"><text:tab/><text:tab/><text:tab/>j++;k++;</text:p>
      <text:p text:style-name="P1"><text:tab/><text:tab/><text:tab/>}</text:p>
      <text:p text:style-name="P1"><text:tab/><text:tab/>else {</text:p>
      <text:p text:style-name="P1"><text:tab/><text:tab/><text:tab/>r[k].c=p[i].c+q[j].c;</text:p>
      <text:p text:style-name="P1"><text:tab/><text:tab/><text:tab/>r[k].e=p[i].e;</text:p>
      <text:p text:style-name="P1"><text:tab/><text:tab/><text:tab/>k++;i++;j++;</text:p>
      <text:p text:style-name="P1"><text:tab/><text:tab/><text:tab/>}</text:p>
      <text:p text:style-name="P1"><text:tab/><text:tab/>}</text:p>
      <text:p text:style-name="P1"><text:tab/>while(i&lt;n){</text:p>
      <text:p text:style-name="P1"><text:tab/><text:tab/>r[k]=p[i];</text:p>
      <text:p text:style-name="P1"><text:tab/><text:tab/>k++;i++;</text:p>
      <text:p text:style-name="P1"><text:tab/><text:tab/>}</text:p>
      <text:p text:style-name="P1"><text:tab/>while(j&lt;m){</text:p>
      <text:p text:style-name="P1"><text:tab/><text:tab/>r[k]=q[j];</text:p>
      <text:p text:style-name="P1"><text:tab/><text:tab/>k++;j++;</text:p>
      <text:p text:style-name="P1"><text:tab/><text:tab/>}</text:p>
      <text:p text:style-name="P1"><text:tab/>return k;</text:p>
      <text:p text:style-name="P1">}</text:p>
      <text:p text:style-name="P1"/>
      <text:p text:style-name="P1"/>
      <text:p text:style-name="P1"><text:soft-page-break/></text:p>
      <text:p text:style-name="P1">void main(){</text:p>
      <text:p text:style-name="P1"><text:tab/>struct poly p[100],q[100],r[200];</text:p>
      <text:p text:style-name="P1"><text:tab/>int n;int m;int c;int k;int s=0;</text:p>
      <text:p text:style-name="P1"><text:tab/>while(s==0){</text:p>
      <text:p text:style-name="P1"><text:tab/>printf("1.Input Polynomials\n2. Display polyomial 1\n3. Display Polynomial 2\n4. Display Resultant Polynomial\n5. Exit\n");</text:p>
      <text:p text:style-name="P1"><text:tab/>printf("Enter Choice : ");</text:p>
      <text:p text:style-name="P1"><text:tab/>scanf("%d",&amp;c);</text:p>
      <text:p text:style-name="P1"><text:tab/>switch(c){</text:p>
      <text:p text:style-name="P1"><text:tab/><text:tab/><text:tab/>case(1):</text:p>
      <text:p text:style-name="P1"><text:tab/><text:tab/><text:tab/><text:tab/>read(p,&amp;n);</text:p>
      <text:p text:style-name="P1"><text:tab/><text:tab/><text:tab/><text:tab/>read(q,&amp;m);</text:p>
      <text:p text:style-name="P1"><text:tab/><text:tab/><text:tab/><text:tab/>break;</text:p>
      <text:p text:style-name="P1"><text:tab/><text:tab/><text:tab/>case(2):</text:p>
      <text:p text:style-name="P1"><text:tab/><text:tab/><text:tab/><text:tab/>printf("Polynomial 1 : ");</text:p>
      <text:p text:style-name="P1"><text:tab/><text:tab/><text:tab/><text:tab/>sortp(p,n);</text:p>
      <text:p text:style-name="P1"><text:tab/><text:tab/><text:tab/><text:tab/>display(p,n);</text:p>
      <text:p text:style-name="P1"><text:tab/><text:tab/><text:tab/><text:tab/>printf("\n");</text:p>
      <text:p text:style-name="P1"><text:tab/><text:tab/><text:tab/><text:tab/>break;</text:p>
      <text:p text:style-name="P1"><text:tab/><text:tab/><text:tab/>case(3):</text:p>
      <text:p text:style-name="P1"><text:tab/><text:tab/><text:tab/><text:tab/>printf("Polynomial 2 : ");</text:p>
      <text:p text:style-name="P1"><text:tab/><text:tab/><text:tab/><text:tab/>sortp(q,m);</text:p>
      <text:p text:style-name="P1"><text:tab/><text:tab/><text:tab/><text:tab/>display(q,m);</text:p>
      <text:p text:style-name="P1"><text:tab/><text:tab/><text:tab/><text:tab/>printf("\n");</text:p>
      <text:p text:style-name="P1"><text:tab/><text:tab/><text:tab/><text:tab/>break;</text:p>
      <text:p text:style-name="P1"><text:tab/><text:tab/><text:tab/>case(4):</text:p>
      <text:p text:style-name="P1"><text:tab/><text:tab/><text:tab/><text:tab/>sortp(p,n);</text:p>
      <text:p text:style-name="P1"><text:tab/><text:tab/><text:tab/><text:tab/>sortp(q,m);</text:p>
      <text:p text:style-name="P1"><text:tab/><text:tab/><text:tab/><text:tab/>k=add(p,q,r,n,m);</text:p>
      <text:p text:style-name="P1"><text:tab/><text:tab/><text:tab/><text:tab/>printf("Resultant Polynomial : ");</text:p>
      <text:p text:style-name="P1"><text:tab/><text:tab/><text:tab/><text:tab/>display(r,k);</text:p>
      <text:p text:style-name="P1"><text:tab/><text:tab/><text:tab/><text:tab/>printf("\n");</text:p>
      <text:p text:style-name="P1"><text:tab/><text:tab/><text:tab/><text:tab/>break;</text:p>
      <text:p text:style-name="P1"><text:tab/><text:tab/><text:tab/>case(5):</text:p>
      <text:p text:style-name="P1"><text:tab/><text:tab/><text:tab/><text:tab/>s=1;</text:p>
      <text:p text:style-name="P1"><text:tab/><text:tab/><text:tab/><text:tab/>break;</text:p>
      <text:p text:style-name="P1"><text:tab/><text:tab/><text:tab/><text:tab/></text:p>
      <text:p text:style-name="P1"><text:tab/><text:tab/>}</text:p>
      <text:p text:style-name="P1"><text:tab/>}</text:p>
      <text:p text:style-name="P1">}</text:p>
      <text:p text:style-name="P5">Experiment No. : <text:span text:style-name="T2">3</text:span></text:p>
      <text:p text:style-name="P8">Sparse Matrix</text:p>
      <text:p text:style-name="P6">Name: Ronal Shoey George</text:p>
      <text:p text:style-name="P6">Roll No.: 51</text:p>
      <text:p text:style-name="P6">Class: S3DS</text:p>
      <text:p text:style-name="P6"/>
      <text:p text:style-name="P6">#include &lt;stdio.h&gt;</text:p>
      <text:p text:style-name="P6"/>
      <text:p text:style-name="P6">void inputm(int r,int c,int m[100][100]);</text:p>
      <text:p text:style-name="P6">void displaym(int r,int c,int m[100][100]);</text:p>
      <text:p text:style-name="P6">void totuple(int m[][100], int r,int c, int s[100][3]);</text:p>
      <text:p text:style-name="P6">void transpose(int s[100][3],int t[100][3]);</text:p>
      <text:p text:style-name="P6">void add(int s1[100][3],int s2[100][3],int rs[100][3]);</text:p>
      <text:p text:style-name="P6">void main(){</text:p>
      <text:p text:style-name="P6"><text:tab/>int s=0,c;</text:p>
      <text:p text:style-name="P6"><text:tab/>while(s==0){</text:p>
      <text:p text:style-name="P6"><text:tab/><text:tab/>printf("1.Enter Matrices\n2.Convert to Tuple Form\n3.Transpose of Matrix A\n4.Transpose of Matrix B\n5.Add Matrices\n6.Exit\n");</text:p>
      <text:p text:style-name="P6"><text:tab/><text:tab/>printf("Enter choice : ");</text:p>
      <text:p text:style-name="P6"><text:tab/><text:tab/>scanf("%d",&amp;c);</text:p>
      <text:p text:style-name="P6"><text:tab/><text:tab/>switch(c){</text:p>
      <text:p text:style-name="P6"><text:tab/><text:tab/><text:tab/>case(1):</text:p>
      <text:p text:style-name="P6"><text:tab/><text:tab/><text:tab/><text:tab/>int r1,c1,r2,c2;</text:p>
      <text:p text:style-name="P6"><text:tab/><text:tab/><text:tab/><text:tab/>int m1[100][100],m2[100][100];</text:p>
      <text:p text:style-name="P6"><text:tab/><text:tab/><text:tab/><text:tab/>int s1[100][3],s2[100][3],t1[100][3],t2[100][3],rs[100][3];</text:p>
      <text:p text:style-name="P6"><text:tab/><text:tab/><text:tab/><text:tab/>printf("Enter Number of Rows in the Matrix A : ");</text:p>
      <text:p text:style-name="P6"><text:tab/><text:tab/><text:tab/><text:tab/>scanf("%d",&amp;r1);</text:p>
      <text:p text:style-name="P6"><text:tab/><text:tab/><text:tab/><text:tab/>printf("Enter Number of Columns in the Matrix A : ");</text:p>
      <text:p text:style-name="P6"><text:tab/><text:tab/><text:tab/><text:tab/>scanf("%d",&amp;c1);</text:p>
      <text:p text:style-name="P6"><text:tab/><text:tab/><text:tab/><text:tab/>printf("Enter Number of Rows in the Matrix B : ");</text:p>
      <text:p text:style-name="P6"><text:tab/><text:tab/><text:tab/><text:tab/>scanf("%d",&amp;r2);</text:p>
      <text:p text:style-name="P6"><text:tab/><text:tab/><text:tab/><text:tab/>printf("Enter Number of Columns in the Matrix B : ");</text:p>
      <text:p text:style-name="P6"><text:tab/><text:tab/><text:tab/><text:tab/>scanf("%d",&amp;c2);</text:p>
      <text:p text:style-name="P6"><text:tab/><text:tab/><text:tab/><text:tab/>inputm(r1,c1,m1);</text:p>
      <text:p text:style-name="P6"><text:tab/><text:tab/><text:tab/><text:tab/>inputm(r2,c2,m2);</text:p>
      <text:p text:style-name="P6"><text:tab/><text:tab/><text:tab/><text:tab/>displaym(r1,c1,m1);</text:p>
      <text:p text:style-name="P6"><text:tab/><text:tab/><text:tab/><text:tab/>displaym(r2,c2,m2);</text:p>
      <text:p text:style-name="P6"><text:tab/><text:tab/><text:tab/><text:tab/>break;</text:p>
      <text:p text:style-name="P6"><text:tab/><text:tab/><text:tab/>case(2):</text:p>
      <text:p text:style-name="P6"><text:tab/><text:tab/><text:tab/><text:tab/>totuple(m1,r1,c1,s1);</text:p>
      <text:p text:style-name="P6"><text:tab/><text:tab/><text:tab/><text:tab/>totuple(m2,r2,c2,s2);</text:p>
      <text:p text:style-name="P6"><text:tab/><text:tab/><text:tab/><text:tab/>break;</text:p>
      <text:p text:style-name="P6"><text:tab/><text:tab/><text:tab/>case(3):</text:p>
      <text:p text:style-name="P6"><text:tab/><text:tab/><text:tab/><text:tab/>printf("Transposed matrix 1 in normal form:\n");</text:p>
      <text:p text:style-name="P6"><text:tab/><text:tab/><text:tab/><text:tab/>transpose(s1,t1);</text:p>
      <text:p text:style-name="P6"><text:soft-page-break/><text:tab/><text:tab/><text:tab/><text:tab/>break;</text:p>
      <text:p text:style-name="P6"><text:tab/><text:tab/><text:tab/>case(4):</text:p>
      <text:p text:style-name="P6"><text:tab/><text:tab/><text:tab/><text:tab/>printf("Transposed matrix 2 in normal form:\n");</text:p>
      <text:p text:style-name="P6"><text:tab/><text:tab/><text:tab/><text:tab/>transpose(s2,t2);</text:p>
      <text:p text:style-name="P6"><text:tab/><text:tab/><text:tab/><text:tab/>break;</text:p>
      <text:p text:style-name="P6"><text:tab/><text:tab/><text:tab/>case(5):</text:p>
      <text:p text:style-name="P6"><text:tab/><text:tab/><text:tab/><text:tab/>add(s1,s2,rs);</text:p>
      <text:p text:style-name="P6"><text:tab/><text:tab/><text:tab/><text:tab/>break;</text:p>
      <text:p text:style-name="P6"><text:tab/><text:tab/><text:tab/>case(6):</text:p>
      <text:p text:style-name="P6"><text:tab/><text:tab/><text:tab/><text:tab/>s=1;</text:p>
      <text:p text:style-name="P6"><text:tab/><text:tab/><text:tab/><text:tab/>break;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>}</text:p>
      <text:p text:style-name="P6"/>
      <text:p text:style-name="P6">void inputm(int r,int c,int m[100][100]){</text:p>
      <text:p text:style-name="P6"><text:tab/></text:p>
      <text:p text:style-name="P6"><text:tab/>printf("Enter Elements : \n");</text:p>
      <text:p text:style-name="P6"><text:tab/>for (int i=0;i&lt;r;i++){</text:p>
      <text:p text:style-name="P6"><text:tab/><text:tab/>for(int j=0;j&lt;c;j++){</text:p>
      <text:p text:style-name="P6"><text:tab/><text:tab/><text:tab/>scanf("%d",&amp;m[i][j]);</text:p>
      <text:p text:style-name="P6"><text:tab/><text:tab/>}</text:p>
      <text:p text:style-name="P6"><text:tab/>}</text:p>
      <text:p text:style-name="P6">}</text:p>
      <text:p text:style-name="P6"/>
      <text:p text:style-name="P6">void displaym(int r,int c,int m[100][100]){</text:p>
      <text:p text:style-name="P6"><text:tab/>for(int i=0;i&lt;r;i++){</text:p>
      <text:p text:style-name="P6"><text:tab/><text:tab/>for(int j=0;j&lt;c;j++){</text:p>
      <text:p text:style-name="P6"><text:tab/><text:tab/><text:tab/>printf("%d ",m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otuple(int m[][100], int r,int c, int s[100][3]){</text:p>
      <text:p text:style-name="P6"><text:tab/></text:p>
      <text:p text:style-name="P6"><text:tab/>int k=1;</text:p>
      <text:p text:style-name="P6"><text:tab/>for(int i=0;i&lt;r;i++){</text:p>
      <text:p text:style-name="P6"><text:tab/><text:tab/>for(int j=0;j&lt;c;j++){</text:p>
      <text:p text:style-name="P6"><text:tab/><text:tab/><text:tab/>if(m[i][j]!=0){</text:p>
      <text:p text:style-name="P6"><text:tab/><text:tab/><text:tab/><text:tab/>s[k][0]=i;</text:p>
      <text:p text:style-name="P6"><text:tab/><text:tab/><text:tab/><text:tab/>s[k][1]=j;</text:p>
      <text:p text:style-name="P6"><text:tab/><text:tab/><text:tab/><text:tab/>s[k][2]=m[i][j];</text:p>
      <text:p text:style-name="P6"><text:tab/><text:tab/><text:tab/><text:tab/>k++;</text:p>
      <text:p text:style-name="P6"><text:soft-page-break/><text:tab/><text:tab/><text:tab/><text:tab/>}</text:p>
      <text:p text:style-name="P6"><text:tab/><text:tab/><text:tab/>}</text:p>
      <text:p text:style-name="P6"><text:tab/>}</text:p>
      <text:p text:style-name="P6"><text:tab/>s[0][0]=r;</text:p>
      <text:p text:style-name="P6"><text:tab/>s[0][1]=c;</text:p>
      <text:p text:style-name="P6"><text:tab/>s[0][2]=k-1;</text:p>
      <text:p text:style-name="P6"><text:tab/>for (int i=0;i&lt;k;i++){</text:p>
      <text:p text:style-name="P6"><text:tab/><text:tab/>for(int j=0;j&lt;3;j++){</text:p>
      <text:p text:style-name="P6"><text:tab/><text:tab/><text:tab/>printf("%d ",s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ranspose(int s[100][3],int t[100][3]){</text:p>
      <text:p text:style-name="P6"><text:tab/>int r=s[0][0];</text:p>
      <text:p text:style-name="P6"><text:tab/>int c=s[0][1];</text:p>
      <text:p text:style-name="P6"><text:tab/>int n=s[0][2];</text:p>
      <text:p text:style-name="P6"><text:tab/>int k=1;</text:p>
      <text:p text:style-name="P6"><text:tab/></text:p>
      <text:p text:style-name="P6"><text:tab/>t[0][0]=c;</text:p>
      <text:p text:style-name="P6"><text:tab/>t[0][1]=r;</text:p>
      <text:p text:style-name="P6"><text:tab/>t[0][2]=n;</text:p>
      <text:p text:style-name="P6"><text:tab/></text:p>
      <text:p text:style-name="P6"><text:tab/>for(int i=0;i&lt;c;i++){</text:p>
      <text:p text:style-name="P6"><text:tab/><text:tab/>for(int j=1;j&lt;=n;j++){</text:p>
      <text:p text:style-name="P6"><text:tab/><text:tab/><text:tab/>if (s[j][1]==i){</text:p>
      <text:p text:style-name="P6"><text:tab/><text:tab/><text:tab/><text:tab/>t[k][0]=s[j][1];</text:p>
      <text:p text:style-name="P6"><text:tab/><text:tab/><text:tab/><text:tab/>t[k][1]=s[j][0];</text:p>
      <text:p text:style-name="P6"><text:tab/><text:tab/><text:tab/><text:tab/>t[k][2]=s[j][2];</text:p>
      <text:p text:style-name="P6"><text:tab/><text:tab/><text:tab/><text:tab/>k++;</text:p>
      <text:p text:style-name="P6"><text:tab/><text:tab/><text:tab/>}</text:p>
      <text:p text:style-name="P6"><text:tab/><text:tab/>}</text:p>
      <text:p text:style-name="P6"><text:tab/>}</text:p>
      <text:p text:style-name="P6"><text:tab/>for(int i=0;i&lt;k;i++){</text:p>
      <text:p text:style-name="P6"><text:tab/><text:tab/>for(int j=0;j&lt;3;j++){</text:p>
      <text:p text:style-name="P6"><text:tab/><text:tab/><text:tab/>printf("%d ",t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<text:tab/></text:p>
      <text:p text:style-name="P6">}</text:p>
      <text:p text:style-name="P6"/>
      <text:p text:style-name="P6">void add(int s1[][3], int s2[][3], int rs[][3])</text:p>
      <text:p text:style-name="P6">{</text:p>
      <text:p text:style-name="P6"><text:soft-page-break/><text:s text:c="4"/>int r1 = s1[0][0], c1 = s1[0][1], n1 = s1[0][2];</text:p>
      <text:p text:style-name="P6"><text:s text:c="4"/>int r2 = s2[0][0], c2 = s2[0][1], n2 = s2[0][2];</text:p>
      <text:p text:style-name="P6"><text:s text:c="4"/>int i = 1, j = 1, k = 1;</text:p>
      <text:p text:style-name="P6"/>
      <text:p text:style-name="P6"><text:s text:c="4"/></text:p>
      <text:p text:style-name="P6"><text:s text:c="4"/>if (r1 != r2 || c1 != c2) {</text:p>
      <text:p text:style-name="P6"><text:s text:c="8"/>printf("Matrices cannot be added.\n");</text:p>
      <text:p text:style-name="P6"><text:s text:c="8"/>return;</text:p>
      <text:p text:style-name="P6"><text:s text:c="4"/>}</text:p>
      <text:p text:style-name="P6"/>
      <text:p text:style-name="P6"><text:s text:c="4"/>rs[0][0] = r1;</text:p>
      <text:p text:style-name="P6"><text:s text:c="4"/>rs[0][1] = c1;</text:p>
      <text:p text:style-name="P6"/>
      <text:p text:style-name="P6"><text:s text:c="4"/>while (i &lt;= n1 &amp;&amp; j &lt;= n2) {</text:p>
      <text:p text:style-name="P6"><text:s text:c="8"/>if (s1[i][0] &lt; s2[j][0] || (s1[i][0] == s2[j][0] &amp;&amp; s1[i][1] &lt; s2[j][1])) {</text:p>
      <text:p text:style-name="P6"><text:s text:c="12"/>rs[k][0] = s1[i][0];</text:p>
      <text:p text:style-name="P6"><text:s text:c="12"/>rs[k][1] = s1[i][1];</text:p>
      <text:p text:style-name="P6"><text:s text:c="12"/>rs[k][2] = s1[i][2];</text:p>
      <text:p text:style-name="P6"><text:s text:c="12"/>i++;</text:p>
      <text:p text:style-name="P6"><text:s text:c="12"/>k++;</text:p>
      <text:p text:style-name="P6"><text:s text:c="8"/>} else if (s1[i][0] &gt; s2[j][0] || (s1[i][0] == s2[j][0] &amp;&amp; s1[i][1] &gt; s2[j][1])) {</text:p>
      <text:p text:style-name="P6"><text:s text:c="12"/>rs[k][0] = s2[j][0];</text:p>
      <text:p text:style-name="P6"><text:s text:c="12"/>rs[k][1] = s2[j][1];</text:p>
      <text:p text:style-name="P6"><text:s text:c="12"/>rs[k][2] = s2[j][2];</text:p>
      <text:p text:style-name="P6"><text:s text:c="12"/>j++;</text:p>
      <text:p text:style-name="P6"><text:s text:c="12"/>k++;</text:p>
      <text:p text:style-name="P6"><text:s text:c="8"/>} else {</text:p>
      <text:p text:style-name="P6"><text:s text:c="8"/><text:tab/>if ((s1[i][2] + s2[j][2])!=0){</text:p>
      <text:p text:style-name="P6"><text:s text:c="8"/><text:tab/>rs[k][0] = s1[i][0];</text:p>
      <text:p text:style-name="P6"><text:s text:c="12"/><text:tab/>rs[k][1] = s1[i][1];</text:p>
      <text:p text:style-name="P6"><text:s text:c="12"/><text:tab/>rs[k][2] = s1[i][2] + s2[j][2];</text:p>
      <text:p text:style-name="P6"><text:s text:c="12"/><text:tab/>i++;</text:p>
      <text:p text:style-name="P6"><text:s text:c="12"/><text:tab/>j++;</text:p>
      <text:p text:style-name="P6"><text:s text:c="12"/><text:tab/>k++;</text:p>
      <text:p text:style-name="P6"><text:s text:c="8"/><text:tab/>}</text:p>
      <text:p text:style-name="P6"><text:s text:c="8"/><text:tab/>else{</text:p>
      <text:p text:style-name="P6"><text:s text:c="8"/><text:tab/>i++;</text:p>
      <text:p text:style-name="P6"><text:s text:c="8"/><text:tab/>j++;</text:p>
      <text:p text:style-name="P6"><text:s text:c="8"/><text:tab/>}</text:p>
      <text:p text:style-name="P6"><text:s text:c="8"/>}</text:p>
      <text:p text:style-name="P6"><text:s text:c="4"/>}</text:p>
      <text:p text:style-name="P6"/>
      <text:p text:style-name="P6"><text:s text:c="4"/>while (i &lt;= n1) {</text:p>
      <text:p text:style-name="P6"><text:s text:c="8"/>rs[k][0] = s1[i][0];</text:p>
      <text:p text:style-name="P6"><text:s text:c="8"/>rs[k][1] = s1[i][1];</text:p>
      <text:p text:style-name="P6"><text:soft-page-break/><text:s text:c="8"/>rs[k][2] = s1[i][2];</text:p>
      <text:p text:style-name="P6"><text:s text:c="8"/>i++;</text:p>
      <text:p text:style-name="P6"><text:s text:c="8"/>k++;</text:p>
      <text:p text:style-name="P6"><text:s text:c="4"/>}</text:p>
      <text:p text:style-name="P6"><text:s text:c="4"/>while (j &lt;= n2) {</text:p>
      <text:p text:style-name="P6"><text:s text:c="8"/>rs[k][0] = s2[j][0];</text:p>
      <text:p text:style-name="P6"><text:s text:c="8"/>rs[k][1] = s2[j][1];</text:p>
      <text:p text:style-name="P6"><text:s text:c="8"/>rs[k][2] = s2[j][2];</text:p>
      <text:p text:style-name="P6"><text:s text:c="8"/>j++;</text:p>
      <text:p text:style-name="P6"><text:s text:c="8"/>k++;</text:p>
      <text:p text:style-name="P6"><text:s text:c="4"/>}</text:p>
      <text:p text:style-name="P6"/>
      <text:p text:style-name="P6"><text:s text:c="4"/>rs[0][2] = k - 1;</text:p>
      <text:p text:style-name="P6"><text:s text:c="4"/>printf("Result Tuple Matrix : \n");</text:p>
      <text:p text:style-name="P6"><text:s text:c="4"/>for(i=0;i&lt;k;i++)</text:p>
      <text:p text:style-name="P6"><text:s text:c="4"/>{for(j=0;j&lt;3;j++)</text:p>
      <text:p text:style-name="P6"><text:s text:c="4"/>{</text:p>
      <text:p text:style-name="P6"><text:s text:c="8"/>printf("%d ",rs[i][j]);</text:p>
      <text:p text:style-name="P6"><text:s text:c="4"/>}printf("\n");</text:p>
      <text:p text:style-name="P6">}</text:p>
      <text:p text:style-name="P6">}</text:p>
      <text:p text:style-name="P6"/>
      <text:p text:style-name="P6"/>
      <text:p text:style-name="P3">Experiment No. : <text:span text:style-name="T1">4</text:span></text:p>
      <text:p text:style-name="P8">Stack</text:p>
      <text:p text:style-name="P4">Name: Ronal Shoey George</text:p>
      <text:p text:style-name="P4">Roll No.: 51</text:p>
      <text:p text:style-name="P4">Class: S3DS</text:p>
      <text:p text:style-name="P4"/>
      <text:p text:style-name="P4">#include &lt;stdio.h&gt;</text:p>
      <text:p text:style-name="P1"/>
      <text:p text:style-name="P1">int top=-1;</text:p>
      <text:p text:style-name="P1">void push(int s[100],int x, int n);</text:p>
      <text:p text:style-name="P1">void pop(int s[100]);</text:p>
      <text:p text:style-name="P1">void display(int s[100]);</text:p>
      <text:p text:style-name="P1"/>
      <text:p text:style-name="P1">void main(){</text:p>
      <text:p text:style-name="P1"><text:tab/>int s[100],n,x,c,a=0;</text:p>
      <text:p text:style-name="P1"><text:tab/>printf("Enter the size of Stack : ");</text:p>
      <text:p text:style-name="P1"><text:tab/>scanf("%d",&amp;n);</text:p>
      <text:p text:style-name="P1"><text:tab/>while(a==0){</text:p>
      <text:p text:style-name="P1"><text:tab/><text:tab/>printf("1.Push\n2.Pop\n3.Display\n4.Exit\n");</text:p>
      <text:p text:style-name="P1"><text:tab/><text:tab/>printf("Enter Choice : ");</text:p>
      <text:p text:style-name="P1"><text:tab/><text:tab/>scanf("%d",&amp;c);</text:p>
      <text:p text:style-name="P1"><text:tab/><text:tab/>switch(c){</text:p>
      <text:p text:style-name="P1"><text:tab/><text:tab/><text:tab/>case 1:</text:p>
      <text:p text:style-name="P1"><text:tab/><text:tab/><text:tab/><text:tab/>printf("Enter Element to be Pushed : \n");</text:p>
      <text:p text:style-name="P1"><text:tab/><text:tab/><text:tab/><text:tab/>scanf("%d",&amp;x);</text:p>
      <text:p text:style-name="P1"><text:tab/><text:tab/><text:tab/><text:tab/>push(s,x,n);</text:p>
      <text:p text:style-name="P1"><text:tab/><text:tab/><text:tab/><text:tab/>break;</text:p>
      <text:p text:style-name="P1"><text:tab/><text:tab/><text:tab/>case 2:</text:p>
      <text:p text:style-name="P1"><text:tab/><text:tab/><text:tab/><text:tab/>pop(s);</text:p>
      <text:p text:style-name="P1"><text:tab/><text:tab/><text:tab/><text:tab/>break;</text:p>
      <text:p text:style-name="P1"><text:tab/><text:tab/><text:tab/>case 3:</text:p>
      <text:p text:style-name="P1"><text:tab/><text:tab/><text:tab/><text:tab/>display(s);</text:p>
      <text:p text:style-name="P1"><text:tab/><text:tab/><text:tab/><text:tab/>break;</text:p>
      <text:p text:style-name="P1"><text:tab/><text:tab/><text:tab/>case 4:</text:p>
      <text:p text:style-name="P1"><text:tab/><text:tab/><text:tab/><text:tab/>a=1;</text:p>
      <text:p text:style-name="P1"><text:tab/><text:tab/><text:tab/><text:tab/>break;</text:p>
      <text:p text:style-name="P1"><text:tab/><text:tab/>}</text:p>
      <text:p text:style-name="P1"><text:tab/>}</text:p>
      <text:p text:style-name="P1">}</text:p>
      <text:p text:style-name="P1"/>
      <text:p text:style-name="P1">void push(int s[100],int x, int n){</text:p>
      <text:p text:style-name="P1"><text:tab/>if (top==n-1){</text:p>
      <text:p text:style-name="P1"><text:tab/><text:tab/>printf("Stack is Full\n");</text:p>
      <text:p text:style-name="P1"><text:tab/>}</text:p>
      <text:p text:style-name="P1"><text:tab/>else{</text:p>
      <text:p text:style-name="P1"><text:soft-page-break/><text:tab/><text:tab/>s[++top]=x;</text:p>
      <text:p text:style-name="P1"><text:tab/>}</text:p>
      <text:p text:style-name="P1">}</text:p>
      <text:p text:style-name="P1"/>
      <text:p text:style-name="P1">void pop(int s[100]){</text:p>
      <text:p text:style-name="P1"><text:tab/>if (top==-1){</text:p>
      <text:p text:style-name="P1"><text:tab/><text:tab/>printf("Stack is Empty\n");</text:p>
      <text:p text:style-name="P1"><text:tab/>}</text:p>
      <text:p text:style-name="P1"><text:tab/>else{</text:p>
      <text:p text:style-name="P1"><text:tab/><text:tab/>printf("Popped Element : %d\n",s[top--]);</text:p>
      <text:p text:style-name="P1"><text:tab/>}</text:p>
      <text:p text:style-name="P1">}</text:p>
      <text:p text:style-name="P1"/>
      <text:p text:style-name="P1">void display(int s[100]){</text:p>
      <text:p text:style-name="P1"><text:tab/>if (top==-1){</text:p>
      <text:p text:style-name="P1"><text:tab/><text:tab/>printf("Stack is Empty\n");</text:p>
      <text:p text:style-name="P1"><text:tab/>}</text:p>
      <text:p text:style-name="P1"><text:tab/>else{</text:p>
      <text:p text:style-name="P1"><text:tab/><text:tab/>printf("Stack Elements : \n");</text:p>
      <text:p text:style-name="P1"><text:tab/><text:tab/>for (int i=0;i&lt;=top;i++){</text:p>
      <text:p text:style-name="P1"><text:tab/><text:tab/><text:tab/>printf("%d\n",s[i]);</text:p>
      <text:p text:style-name="P1"><text:tab/><text:tab/>}</text:p>
      <text:p text:style-name="P1"><text:tab/>}</text:p>
      <text:p text:style-name="P1">}</text:p>
      <text:p text:style-name="P10">Experiment No. : <text:span text:style-name="T3">5</text:span></text:p>
      <text:p text:style-name="P13">Infix to Postfix</text:p>
      <text:p text:style-name="P11">Name: Ronal Shoey George</text:p>
      <text:p text:style-name="P11">Roll No.: 51</text:p>
      <text:p text:style-name="P11">Class: S3DS</text:p>
      <text:p text:style-name="P13">Date: 02/11/2023</text:p>
      <text:p text:style-name="P11"/>
      <text:p text:style-name="P12">#include <text:s/>&lt;stdio.h&gt;</text:p>
      <text:p text:style-name="P12">#include &lt;string.h&gt;</text:p>
      <text:p text:style-name="P12">#include &lt;stdlib.h&gt;</text:p>
      <text:p text:style-name="P12">#include &lt;ctype.h&gt;</text:p>
      <text:p text:style-name="P12">#include &lt;math.h&gt;</text:p>
      <text:p text:style-name="P12"/>
      <text:p text:style-name="P12">void post(char inf[100],char postf[100]);</text:p>
      <text:p text:style-name="P12">int val(char c);</text:p>
      <text:p text:style-name="P12">void calc(char postf[100]);</text:p>
      <text:p text:style-name="P12">void main(){</text:p>
      <text:p text:style-name="P12"><text:tab/>char inf[100];</text:p>
      <text:p text:style-name="P12"><text:tab/>char postf[100];</text:p>
      <text:p text:style-name="P12"><text:tab/></text:p>
      <text:p text:style-name="P12"><text:tab/>printf("Enter Infix Expression : ");</text:p>
      <text:p text:style-name="P12"><text:tab/>scanf("%s", inf);</text:p>
      <text:p text:style-name="P12"><text:tab/>post(inf, postf);</text:p>
      <text:p text:style-name="P12"><text:s text:c="4"/><text:tab/>printf("\nPostfix expression: %s\n", postf);</text:p>
      <text:p text:style-name="P12"><text:s text:c="4"/><text:tab/>calc(postf);</text:p>
      <text:p text:style-name="P12">}</text:p>
      <text:p text:style-name="P12"/>
      <text:p text:style-name="P12">void post(char inf[100],char postf[100]){</text:p>
      <text:p text:style-name="P12"><text:tab/>char s[100];</text:p>
      <text:p text:style-name="P12"><text:tab/>int top=-1;</text:p>
      <text:p text:style-name="P12"><text:tab/>int j=0;</text:p>
      <text:p text:style-name="P12"><text:tab/>int n = (int)strlen(inf);</text:p>
      <text:p text:style-name="P12"><text:tab/></text:p>
      <text:p text:style-name="P12"><text:tab/>for(int i=0;i&lt;n;i++){</text:p>
      <text:p text:style-name="P12"><text:tab/><text:tab/>char c=inf[i];</text:p>
      <text:p text:style-name="P12"><text:tab/><text:tab/>printf("Character : %c <text:s/>",c);</text:p>
      <text:p text:style-name="P12"><text:tab/><text:tab/>printf("Stack : ");</text:p>
      <text:p text:style-name="P12"><text:tab/><text:tab/>for(int m=0;m&lt;(int)strlen(postf);m++){</text:p>
      <text:p text:style-name="P12"><text:tab/><text:tab/><text:tab/>printf("%c ",postf[m]);</text:p>
      <text:p text:style-name="P12"><text:tab/><text:tab/><text:tab/>}</text:p>
      <text:p text:style-name="P12"><text:tab/><text:tab/>printf("\n");</text:p>
      <text:p text:style-name="P12"><text:tab/><text:tab/>if ( isalpha(c)){</text:p>
      <text:p text:style-name="P12"><text:tab/><text:tab/><text:tab/>postf[j++]=c;</text:p>
      <text:p text:style-name="P12"><text:tab/><text:tab/><text:tab/>continue;</text:p>
      <text:p text:style-name="P12"><text:tab/><text:tab/>}</text:p>
      <text:p text:style-name="P12"><text:tab/><text:tab/>else if (c=='('){</text:p>
      <text:p text:style-name="P12"><text:tab/><text:tab/><text:tab/>s[++top]=c;</text:p>
      <text:p text:style-name="P12"><text:tab/><text:tab/><text:tab/>continue;</text:p>
      <text:p text:style-name="P12"><text:soft-page-break/><text:tab/><text:tab/>}</text:p>
      <text:p text:style-name="P12"><text:tab/><text:tab/>else if (c==')'){</text:p>
      <text:p text:style-name="P12"><text:tab/><text:tab/><text:tab/>while (top!=-1 &amp;&amp; s[top]!='('){</text:p>
      <text:p text:style-name="P12"><text:tab/><text:tab/><text:tab/><text:tab/>postf[j++]=s[top--];</text:p>
      <text:p text:style-name="P12"><text:tab/><text:tab/><text:tab/><text:tab/>continue;</text:p>
      <text:p text:style-name="P12"><text:tab/><text:tab/><text:tab/>}</text:p>
      <text:p text:style-name="P12"><text:tab/><text:tab/><text:tab/>if (top!=-1 &amp;&amp; s[top]!='('){</text:p>
      <text:p text:style-name="P12"><text:tab/><text:tab/><text:tab/><text:tab/>top--;</text:p>
      <text:p text:style-name="P12"><text:tab/><text:tab/><text:tab/><text:tab/>continue;</text:p>
      <text:p text:style-name="P12"><text:tab/><text:tab/><text:tab/>}</text:p>
      <text:p text:style-name="P12"><text:tab/><text:tab/>}</text:p>
      <text:p text:style-name="P12"><text:tab/><text:tab/>else if(c=='^'){</text:p>
      <text:p text:style-name="P12"><text:tab/><text:tab/><text:tab/>s[++top]=c;</text:p>
      <text:p text:style-name="P12"><text:tab/><text:tab/><text:tab/>continue;</text:p>
      <text:p text:style-name="P12"><text:tab/><text:tab/>}</text:p>
      <text:p text:style-name="P12"><text:tab/><text:tab/>else if (c=='+' || c=='-' || c=='/' || c=='*'){</text:p>
      <text:p text:style-name="P12"><text:tab/><text:tab/><text:tab/>while(top!=-1 &amp;&amp; val(s[top])&gt;=val(c)){</text:p>
      <text:p text:style-name="P12"><text:tab/><text:tab/><text:tab/><text:tab/>postf[j++]=s[top--];</text:p>
      <text:p text:style-name="P12"><text:tab/><text:tab/><text:tab/>}</text:p>
      <text:p text:style-name="P12"><text:tab/><text:tab/>s[++top]=c;</text:p>
      <text:p text:style-name="P12"><text:tab/><text:tab/>}</text:p>
      <text:p text:style-name="P12"><text:tab/></text:p>
      <text:p text:style-name="P12"><text:tab/>}</text:p>
      <text:p text:style-name="P12"><text:tab/><text:tab/></text:p>
      <text:p text:style-name="P12"><text:tab/>while(top!=-1){</text:p>
      <text:p text:style-name="P12"><text:tab/><text:tab/>if(s[top]!='('){</text:p>
      <text:p text:style-name="P12"><text:tab/><text:tab/><text:tab/>postf[j++]=s[top--];</text:p>
      <text:p text:style-name="P12"><text:tab/><text:tab/>}</text:p>
      <text:p text:style-name="P12"><text:tab/><text:tab/>else{</text:p>
      <text:p text:style-name="P12"><text:tab/><text:tab/><text:tab/>s[top--];</text:p>
      <text:p text:style-name="P12"><text:tab/><text:tab/>}</text:p>
      <text:p text:style-name="P12"><text:tab/><text:tab/></text:p>
      <text:p text:style-name="P12"><text:tab/>}</text:p>
      <text:p text:style-name="P12">}</text:p>
      <text:p text:style-name="P12">int val(char c){</text:p>
      <text:p text:style-name="P12"><text:tab/>if (c=='+' || c=='-'){</text:p>
      <text:p text:style-name="P12"><text:tab/><text:tab/>return 1;</text:p>
      <text:p text:style-name="P12"><text:tab/>}</text:p>
      <text:p text:style-name="P12"><text:tab/>else if (c=='/' || c=='*'){</text:p>
      <text:p text:style-name="P12"><text:tab/><text:tab/>return 2;</text:p>
      <text:p text:style-name="P12"><text:tab/>}</text:p>
      <text:p text:style-name="P12"><text:tab/>else if (c=='^'){</text:p>
      <text:p text:style-name="P12"><text:tab/><text:tab/>return 3;</text:p>
      <text:p text:style-name="P12"><text:tab/>}</text:p>
      <text:p text:style-name="P12"><text:tab/>else {</text:p>
      <text:p text:style-name="P12"><text:tab/><text:tab/>return 0;</text:p>
      <text:p text:style-name="P12"><text:tab/>}</text:p>
      <text:p text:style-name="P12"><text:tab/></text:p>
      <text:p text:style-name="P12"><text:soft-page-break/><text:tab/></text:p>
      <text:p text:style-name="P12">}</text:p>
      <text:p text:style-name="P12">void calc(char postf[100]){</text:p>
      <text:p text:style-name="P12"><text:tab/>char cal[100];</text:p>
      <text:p text:style-name="P12"><text:tab/>int n = (int)strlen(postf);</text:p>
      <text:p text:style-name="P12"><text:tab/>int noprnd=0;</text:p>
      <text:p text:style-name="P12"><text:tab/>for(int i=0;i&lt;n;i++){</text:p>
      <text:p text:style-name="P12"><text:tab/><text:tab/>if ( isalpha(postf[i])){</text:p>
      <text:p text:style-name="P12"><text:tab/><text:tab/><text:tab/>noprnd++;</text:p>
      <text:p text:style-name="P12"><text:tab/><text:tab/>}</text:p>
      <text:p text:style-name="P12"><text:tab/>}</text:p>
      <text:p text:style-name="P12"><text:tab/>printf("%d",noprnd);</text:p>
      <text:p text:style-name="P12"><text:tab/>int j=0;</text:p>
      <text:p text:style-name="P12"><text:tab/>int oprnd[noprnd];</text:p>
      <text:p text:style-name="P12"><text:tab/>for(int i=0;i&lt;n;i++){</text:p>
      <text:p text:style-name="P12"><text:tab/><text:tab/>if( isalpha(postf[i])){</text:p>
      <text:p text:style-name="P12"><text:tab/><text:tab/>printf("Enter Value of %c : ",postf[i]);</text:p>
      <text:p text:style-name="P12"><text:tab/><text:tab/>scanf("%d",&amp;oprnd[j]);</text:p>
      <text:p text:style-name="P12"><text:tab/><text:tab/>j++;</text:p>
      <text:p text:style-name="P12"><text:tab/><text:tab/>}</text:p>
      <text:p text:style-name="P12"><text:tab/>}</text:p>
      <text:p text:style-name="P12"><text:tab/>int k=-1;</text:p>
      <text:p text:style-name="P12"><text:tab/>int top=-1;</text:p>
      <text:p text:style-name="P12"><text:tab/>int res[noprnd];</text:p>
      <text:p text:style-name="P12"><text:tab/>for(int i=0;i&lt;n;i++){</text:p>
      <text:p text:style-name="P12"><text:tab/><text:tab/>if(isalpha(postf[i])){</text:p>
      <text:p text:style-name="P12"><text:tab/><text:tab/><text:tab/>res[++top]=oprnd[++k];</text:p>
      <text:p text:style-name="P12"><text:tab/><text:tab/>}</text:p>
      <text:p text:style-name="P12"><text:tab/><text:tab/>else{</text:p>
      <text:p text:style-name="P12"><text:tab/><text:tab/><text:tab/>int a,b,r;</text:p>
      <text:p text:style-name="P12"><text:tab/><text:tab/><text:tab/>a=res[top];</text:p>
      <text:p text:style-name="P12"><text:tab/><text:tab/><text:tab/>b=res[top-1];</text:p>
      <text:p text:style-name="P12"><text:tab/><text:tab/><text:tab/>switch(postf[i]){</text:p>
      <text:p text:style-name="P12"><text:tab/><text:tab/><text:tab/><text:tab/>case '+':r=b+a;break;</text:p>
      <text:p text:style-name="P12"><text:tab/><text:tab/><text:tab/><text:tab/>case '-':r=b-a;break;</text:p>
      <text:p text:style-name="P12"><text:tab/><text:tab/><text:tab/><text:tab/>case '/':r=b/a;break;</text:p>
      <text:p text:style-name="P12"><text:tab/><text:tab/><text:tab/><text:tab/>case '*':r=b*a;break;</text:p>
      <text:p text:style-name="P12"><text:tab/><text:tab/><text:tab/><text:tab/>case '^':r=pow(b,a);break;</text:p>
      <text:p text:style-name="P12"><text:tab/><text:tab/><text:tab/>}</text:p>
      <text:p text:style-name="P12"><text:tab/><text:tab/><text:tab/></text:p>
      <text:p text:style-name="P12"><text:tab/><text:tab/><text:tab/>res[--top]=r;</text:p>
      <text:p text:style-name="P12"><text:tab/><text:tab/><text:tab/></text:p>
      <text:p text:style-name="P12"><text:tab/><text:tab/>}</text:p>
      <text:p text:style-name="P12"><text:tab/>}</text:p>
      <text:p text:style-name="P12"><text:tab/>printf("\n Result of the Expression is %d \n",res[0]);</text:p>
      <text:p text:style-name="P12">}</text:p>
      <text:p text:style-name="P12"/>
      <text:p text:style-name="P10">Experiment No. : <text:span text:style-name="T3">8</text:span></text:p>
      <text:p text:style-name="P14">Linked List Using Stack and Queue</text:p>
      <text:p text:style-name="P11">Name: Ronal Shoey George</text:p>
      <text:p text:style-name="P11">Roll No.: 51</text:p>
      <text:p text:style-name="P11">Class: S3DS</text:p>
      <text:p text:style-name="P11"><text:span text:style-name="T3">Date: 09/11/2023</text:span></text:p>
      <text:p text:style-name="P11"/>
      <text:p text:style-name="P11">#include &lt;stdio.h&gt;</text:p>
      <text:p text:style-name="P12">#include &lt;stdlib.h&gt;</text:p>
      <text:p text:style-name="P12">struct node{</text:p>
      <text:p text:style-name="P12"><text:tab/>int data;</text:p>
      <text:p text:style-name="P12"><text:tab/>struct node *link;</text:p>
      <text:p text:style-name="P12">};</text:p>
      <text:p text:style-name="P12"/>
      <text:p text:style-name="P12">struct node *top,*f,*r;</text:p>
      <text:p text:style-name="P12"/>
      <text:p text:style-name="P12">void spush(x){</text:p>
      <text:p text:style-name="P12"><text:tab/>struct node *new=(struct node *)malloc(sizeof (struct node));</text:p>
      <text:p text:style-name="P12"><text:tab/>new-&gt;data=x;</text:p>
      <text:p text:style-name="P12"><text:tab/>new-&gt;link=NULL;</text:p>
      <text:p text:style-name="P12"><text:tab/>if (top==NULL){</text:p>
      <text:p text:style-name="P12"><text:tab/><text:tab/>top=new;</text:p>
      <text:p text:style-name="P12"><text:tab/>}</text:p>
      <text:p text:style-name="P12"><text:tab/>else{</text:p>
      <text:p text:style-name="P12"><text:tab/><text:tab/>new-&gt;link=top;</text:p>
      <text:p text:style-name="P12"><text:tab/><text:tab/>top=new;</text:p>
      <text:p text:style-name="P12"><text:tab/>}</text:p>
      <text:p text:style-name="P12"><text:tab/>sdisp();</text:p>
      <text:p text:style-name="P12">}</text:p>
      <text:p text:style-name="P12"/>
      <text:p text:style-name="P12">void spop(){</text:p>
      <text:p text:style-name="P12"><text:tab/>if (top==NULL){</text:p>
      <text:p text:style-name="P12"><text:tab/><text:tab/>printf("\nStack is empty\n");</text:p>
      <text:p text:style-name="P12"><text:tab/>}</text:p>
      <text:p text:style-name="P12"><text:tab/>else{</text:p>
      <text:p text:style-name="P12"><text:tab/><text:tab/>struct node *ptr;</text:p>
      <text:p text:style-name="P12"><text:tab/><text:tab/>ptr=top;</text:p>
      <text:p text:style-name="P12"><text:tab/><text:tab/>printf("\nPopped Element is : %d\n",top-&gt;data);</text:p>
      <text:p text:style-name="P12"><text:tab/><text:tab/>top=top-&gt;link;</text:p>
      <text:p text:style-name="P12"><text:tab/><text:tab/>free(ptr);</text:p>
      <text:p text:style-name="P12"><text:tab/><text:tab/>sdisp();</text:p>
      <text:p text:style-name="P12"><text:tab/>}</text:p>
      <text:p text:style-name="P12">}</text:p>
      <text:p text:style-name="P12"/>
      <text:p text:style-name="P12">void sdisp(){</text:p>
      <text:p text:style-name="P12"><text:tab/>struct node *ptr;</text:p>
      <text:p text:style-name="P12"><text:tab/>if (top==NULL){</text:p>
      <text:p text:style-name="P12"><text:tab/><text:tab/>printf("\nStack is empty\n");</text:p>
      <text:p text:style-name="P12"><text:soft-page-break/><text:tab/>}</text:p>
      <text:p text:style-name="P12"><text:tab/>else{</text:p>
      <text:p text:style-name="P12"><text:tab/><text:tab/>ptr=top;</text:p>
      <text:p text:style-name="P12"><text:tab/><text:tab/>printf("\nStack elements are : ");</text:p>
      <text:p text:style-name="P12"><text:tab/><text:tab/>while(ptr!=NULL){</text:p>
      <text:p text:style-name="P12"><text:tab/><text:tab/><text:tab/>printf("%d ",ptr-&gt;data);</text:p>
      <text:p text:style-name="P12"><text:tab/><text:tab/><text:tab/>ptr=ptr-&gt;link;</text:p>
      <text:p text:style-name="P12"><text:tab/><text:tab/>}</text:p>
      <text:p text:style-name="P12"><text:tab/>}</text:p>
      <text:p text:style-name="P12">}</text:p>
      <text:p text:style-name="P12"/>
      <text:p text:style-name="P12">void enq(x){</text:p>
      <text:p text:style-name="P12"><text:tab/>struct node *new=(struct node *)malloc(sizeof (struct node));</text:p>
      <text:p text:style-name="P12"><text:tab/>new-&gt;data=x;</text:p>
      <text:p text:style-name="P12"><text:tab/>new-&gt;link=NULL;</text:p>
      <text:p text:style-name="P12"><text:tab/>if(f==NULL){</text:p>
      <text:p text:style-name="P12"><text:tab/><text:tab/>f=new;</text:p>
      <text:p text:style-name="P12"><text:tab/><text:tab/>r=new;</text:p>
      <text:p text:style-name="P12"><text:tab/>}</text:p>
      <text:p text:style-name="P12"><text:tab/>else{</text:p>
      <text:p text:style-name="P12"><text:tab/><text:tab/>r-&gt;link=new;</text:p>
      <text:p text:style-name="P12"><text:tab/><text:tab/>r=r-&gt;link;</text:p>
      <text:p text:style-name="P12"><text:tab/>}</text:p>
      <text:p text:style-name="P12"><text:tab/>qdisp();</text:p>
      <text:p text:style-name="P12">}</text:p>
      <text:p text:style-name="P12"/>
      <text:p text:style-name="P12">void deq(){</text:p>
      <text:p text:style-name="P12"><text:tab/>struct node *ptr;</text:p>
      <text:p text:style-name="P12"><text:tab/>if (f==NULL){</text:p>
      <text:p text:style-name="P12"><text:tab/><text:tab/>printf("Queue Empty\n");</text:p>
      <text:p text:style-name="P12"><text:tab/>}</text:p>
      <text:p text:style-name="P12"><text:tab/>else if (f-&gt;link==NULL){</text:p>
      <text:p text:style-name="P12"><text:tab/><text:tab/>ptr=f;</text:p>
      <text:p text:style-name="P12"><text:tab/><text:tab/>printf("Deleted Element : %d",f-&gt;data);</text:p>
      <text:p text:style-name="P12"><text:tab/><text:tab/>f=NULL;</text:p>
      <text:p text:style-name="P12"><text:tab/><text:tab/>r=NULL;</text:p>
      <text:p text:style-name="P12"><text:tab/><text:tab/>free(ptr);</text:p>
      <text:p text:style-name="P12"><text:tab/>}</text:p>
      <text:p text:style-name="P12"><text:tab/>else{</text:p>
      <text:p text:style-name="P12"><text:tab/><text:tab/>ptr=f;</text:p>
      <text:p text:style-name="P12"><text:tab/><text:tab/>printf("Deleted Element : %d",f-&gt;data);</text:p>
      <text:p text:style-name="P12"><text:tab/><text:tab/>f=ptr-&gt;link;</text:p>
      <text:p text:style-name="P12"><text:tab/><text:tab/>free(ptr);</text:p>
      <text:p text:style-name="P12"><text:tab/>}</text:p>
      <text:p text:style-name="P12"><text:tab/></text:p>
      <text:p text:style-name="P12">}</text:p>
      <text:p text:style-name="P12"/>
      <text:p text:style-name="P12">void qdisp(){</text:p>
      <text:p text:style-name="P12"><text:soft-page-break/><text:tab/>struct node *ptr;</text:p>
      <text:p text:style-name="P12"><text:tab/>if (f==NULL){</text:p>
      <text:p text:style-name="P12"><text:tab/><text:tab/>printf("Queue is Empty");</text:p>
      <text:p text:style-name="P12"><text:tab/>}</text:p>
      <text:p text:style-name="P12"><text:tab/>else{</text:p>
      <text:p text:style-name="P12"><text:tab/><text:tab/>ptr=f;</text:p>
      <text:p text:style-name="P12"><text:tab/><text:tab/>printf("Queue Elements are : ");</text:p>
      <text:p text:style-name="P12"><text:tab/><text:tab/>while (ptr!=NULL){</text:p>
      <text:p text:style-name="P12"><text:tab/><text:tab/><text:tab/>printf("%d ",ptr-&gt;data);</text:p>
      <text:p text:style-name="P12"><text:tab/><text:tab/><text:tab/>ptr=ptr-&gt;link;</text:p>
      <text:p text:style-name="P12"><text:tab/><text:tab/>}</text:p>
      <text:p text:style-name="P12"><text:tab/>}</text:p>
      <text:p text:style-name="P12">}</text:p>
      <text:p text:style-name="P12"/>
      <text:p text:style-name="P12"/>
      <text:p text:style-name="P12">void queue(){</text:p>
      <text:p text:style-name="P12"><text:tab/>int x,c=0;</text:p>
      <text:p text:style-name="P12"><text:tab/>while(c!=4){</text:p>
      <text:p text:style-name="P12"><text:tab/><text:tab/>printf("\n1.Enqueu\n2.Delete Queue\n3.Display Queue\n4.Exit from Queue\n");</text:p>
      <text:p text:style-name="P12"><text:tab/><text:tab/>printf("Enter Choice : ");</text:p>
      <text:p text:style-name="P12"><text:tab/><text:tab/>scanf("%d",&amp;c);</text:p>
      <text:p text:style-name="P12"><text:tab/><text:tab/>switch(c){</text:p>
      <text:p text:style-name="P12"><text:tab/><text:tab/><text:tab/>case 1:</text:p>
      <text:p text:style-name="P12"><text:tab/><text:tab/><text:tab/><text:tab/>printf("Enter Element to be Inserted : ");</text:p>
      <text:p text:style-name="P12"><text:tab/><text:tab/><text:tab/><text:tab/>scanf("%d",&amp;x);</text:p>
      <text:p text:style-name="P12"><text:tab/><text:tab/><text:tab/><text:tab/>enq(x);</text:p>
      <text:p text:style-name="P12"><text:tab/><text:tab/><text:tab/><text:tab/>break;</text:p>
      <text:p text:style-name="P12"><text:tab/><text:tab/><text:tab/>case 2:</text:p>
      <text:p text:style-name="P12"><text:tab/><text:tab/><text:tab/><text:tab/>deq();</text:p>
      <text:p text:style-name="P12"><text:tab/><text:tab/><text:tab/><text:tab/>break;</text:p>
      <text:p text:style-name="P12"><text:tab/><text:tab/><text:tab/>case 3:</text:p>
      <text:p text:style-name="P12"><text:tab/><text:tab/><text:tab/><text:tab/>qdisp();</text:p>
      <text:p text:style-name="P12"><text:tab/><text:tab/><text:tab/><text:tab/>break;</text:p>
      <text:p text:style-name="P12"><text:tab/><text:tab/><text:tab/>case 4:</text:p>
      <text:p text:style-name="P12"><text:tab/><text:tab/><text:tab/><text:tab/>break;</text:p>
      <text:p text:style-name="P12"><text:tab/><text:tab/><text:tab/><text:tab/></text:p>
      <text:p text:style-name="P12"><text:tab/><text:tab/>}</text:p>
      <text:p text:style-name="P12"><text:tab/>}<text:tab/></text:p>
      <text:p text:style-name="P12">}</text:p>
      <text:p text:style-name="P12"/>
      <text:p text:style-name="P12"/>
      <text:p text:style-name="P12">void stack(){</text:p>
      <text:p text:style-name="P12"><text:tab/>int x,c=0;</text:p>
      <text:p text:style-name="P12"><text:tab/>while(c!=4){</text:p>
      <text:p text:style-name="P12"><text:tab/><text:tab/>printf("\n1.Push\n2.Pop\n3.Display\n4.Exit From Stack\n");</text:p>
      <text:p text:style-name="P12"><text:tab/><text:tab/>printf("Enter Choice : ");</text:p>
      <text:p text:style-name="P12"><text:tab/><text:tab/>scanf("%d",&amp;c);</text:p>
      <text:p text:style-name="P12"><text:soft-page-break/><text:tab/><text:tab/>switch(c){</text:p>
      <text:p text:style-name="P12"><text:tab/><text:tab/><text:tab/>case 1:</text:p>
      <text:p text:style-name="P12"><text:tab/><text:tab/><text:tab/><text:tab/>printf("Enter Element to be Pushed : ");</text:p>
      <text:p text:style-name="P12"><text:tab/><text:tab/><text:tab/><text:tab/>scanf("%d",&amp;x);</text:p>
      <text:p text:style-name="P12"><text:tab/><text:tab/><text:tab/><text:tab/>spush(x);</text:p>
      <text:p text:style-name="P12"><text:tab/><text:tab/><text:tab/><text:tab/>break;</text:p>
      <text:p text:style-name="P12"><text:tab/><text:tab/><text:tab/>case 2:</text:p>
      <text:p text:style-name="P12"><text:tab/><text:tab/><text:tab/><text:tab/>spop();</text:p>
      <text:p text:style-name="P12"><text:tab/><text:tab/><text:tab/><text:tab/>break;</text:p>
      <text:p text:style-name="P12"><text:tab/><text:tab/><text:tab/>case 3:</text:p>
      <text:p text:style-name="P12"><text:tab/><text:tab/><text:tab/><text:tab/>sdisp();</text:p>
      <text:p text:style-name="P12"><text:tab/><text:tab/><text:tab/><text:tab/>break;</text:p>
      <text:p text:style-name="P12"><text:tab/><text:tab/><text:tab/>case 4:</text:p>
      <text:p text:style-name="P12"><text:tab/><text:tab/><text:tab/><text:tab/>break;</text:p>
      <text:p text:style-name="P12"><text:tab/><text:tab/><text:tab/><text:tab/></text:p>
      <text:p text:style-name="P12"><text:tab/><text:tab/>}</text:p>
      <text:p text:style-name="P12"><text:tab/>}<text:tab/></text:p>
      <text:p text:style-name="P12">}</text:p>
      <text:p text:style-name="P12"/>
      <text:p text:style-name="P12"/>
      <text:p text:style-name="P12">void main(){</text:p>
      <text:p text:style-name="P12"><text:tab/>int x,ch=0;</text:p>
      <text:p text:style-name="P12"><text:tab/>while(ch!=3){</text:p>
      <text:p text:style-name="P12"><text:tab/><text:tab/>printf("\n1.Stack\n2.Queue\n3.Exit\n");</text:p>
      <text:p text:style-name="P12"><text:tab/><text:tab/>printf("Enter Choice : ");</text:p>
      <text:p text:style-name="P12"><text:tab/><text:tab/>scanf("%d",&amp;ch);</text:p>
      <text:p text:style-name="P12"><text:tab/><text:tab/>switch(ch){</text:p>
      <text:p text:style-name="P12"><text:tab/><text:tab/><text:tab/>case 1:</text:p>
      <text:p text:style-name="P12"><text:tab/><text:tab/><text:tab/><text:tab/>stack();</text:p>
      <text:p text:style-name="P12"><text:tab/><text:tab/><text:tab/><text:tab/>break;</text:p>
      <text:p text:style-name="P12"><text:tab/><text:tab/><text:tab/>case 2:</text:p>
      <text:p text:style-name="P12"><text:tab/><text:tab/><text:tab/><text:tab/>queue();</text:p>
      <text:p text:style-name="P12"><text:tab/><text:tab/><text:tab/><text:tab/>break;</text:p>
      <text:p text:style-name="P12"><text:tab/><text:tab/><text:tab/>case 3:</text:p>
      <text:p text:style-name="P12"><text:tab/><text:tab/><text:tab/><text:tab/>break;</text:p>
      <text:p text:style-name="P12"><text:tab/><text:tab/>}</text:p>
      <text:p text:style-name="P12"><text:tab/>}</text:p>
      <text:p text:style-name="P1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56:53.098007374</meta:creation-date>
    <dc:date>2023-11-09T10:57:09.669622238</dc:date>
    <meta:editing-duration>PT1H18M2S</meta:editing-duration>
    <meta:editing-cycles>9</meta:editing-cycles>
    <meta:generator>LibreOffice/7.3.7.2$Linux_X86_64 LibreOffice_project/30$Build-2</meta:generator>
    <meta:print-date>2023-11-09T10:57:29.022672029</meta:print-date>
    <meta:document-statistic meta:table-count="0" meta:image-count="0" meta:object-count="0" meta:page-count="20" meta:paragraph-count="769" meta:word-count="1585" meta:character-count="12890" meta:non-whitespace-character-count="10273"/>
  </office:meta>
</office:document-meta>
</file>